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C9000001441A13E1BB.png"/>
  <manifest:file-entry manifest:media-type="image/png" manifest:full-path="Pictures/10000000000001B70000011FD3E99D5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3333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cm" svg:stroke-color="#cccccc" draw:marker-end="Arrow" draw:fill-color="#eeeeee" draw:textarea-vertical-align="middle"/>
    </style:style>
    <style:style style:name="gr3" style:family="graphic" style:parent-style-name="objectwithoutfill">
      <style:graphic-properties svg:stroke-width="0.1cm" svg:stroke-color="#00cc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cm" svg:stroke-color="#808080" draw:marker-start="" draw:marker-start-width="0.35cm" draw:marker-start-center="false" draw:marker-end-width="0.35cm" draw:marker-end-center="false" svg:stroke-opacity="100%" draw:stroke-linejoin="round" svg:stroke-linecap="butt" draw:fill="solid" draw:secondary-fill-color="#cfe7f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none" svg:stroke-width="0cm" draw:marker-start="" draw:marker-start-width="0.35cm" draw:marker-end="" draw:marker-end-width="0.35cm" draw:fill="solid" draw:fill-color="#000000" draw:opacity="100%" dr3d:depth="1.029cm" dr3d:close-front="true" dr3d:close-back="true" dr3d:texture-generation-mode-x="parallel" dr3d:texture-generation-mode-y="parallel"/>
    </style:style>
    <style:style style:name="gr6" style:family="graphic" style:parent-style-name="standard">
      <style:graphic-properties draw:stroke="none" svg:stroke-width="0cm" draw:marker-start-width="0.35cm" draw:marker-end="Arrow" draw:marker-end-width="0.35cm" dr3d:depth="1.061cm" dr3d:close-front="true" dr3d:close-back="true" dr3d:texture-generation-mode-x="parallel" dr3d:texture-generation-mode-y="parallel"/>
    </style:style>
    <style:style style:name="gr7" style:family="graphic" style:parent-style-name="standard">
      <style:graphic-properties draw:stroke="none" svg:stroke-width="0cm" draw:marker-start-width="0.35cm" draw:marker-end="Arrow" draw:marker-end-width="0.35cm" draw:fill="solid" draw:fill-color="#808080" draw:opacity="100%" dr3d:depth="1.093cm" dr3d:close-front="true" dr3d:close-back="true" dr3d:texture-generation-mode-x="parallel" dr3d:texture-generation-mode-y="parallel"/>
    </style:style>
    <style:style style:name="gr8" style:family="graphic" style:parent-style-name="standard">
      <style:graphic-properties draw:stroke="none" svg:stroke-width="0cm" draw:marker-start-width="0.35cm" draw:marker-end="Arrow" draw:marker-end-width="0.35cm" dr3d:depth="1.093cm" dr3d:close-front="true" dr3d:close-back="true" dr3d:texture-generation-mode-x="parallel" dr3d:texture-generation-mode-y="parallel"/>
    </style:style>
    <style:style style:name="gr9" style:family="graphic" style:parent-style-name="standard">
      <style:graphic-properties draw:stroke="none" svg:stroke-width="0cm" draw:marker-start-width="0.35cm" draw:marker-end="Arrow" draw:marker-end-width="0.35cm" draw:fill="solid" draw:fill-color="#808080" draw:opacity="100%" dr3d:depth="1.125cm" dr3d:close-front="true" dr3d:close-back="true" dr3d:texture-generation-mode-x="parallel" dr3d:texture-generation-mode-y="parallel"/>
    </style:style>
    <style:style style:name="gr10" style:family="graphic" style:parent-style-name="standard">
      <style:graphic-properties draw:stroke="none" svg:stroke-width="0cm" draw:marker-start-width="0.35cm" draw:marker-end="Arrow" draw:marker-end-width="0.35cm" dr3d:depth="1.125cm" dr3d:close-front="true" dr3d:close-back="true" dr3d:texture-generation-mode-x="parallel" dr3d:texture-generation-mode-y="parallel"/>
    </style:style>
    <style:style style:name="gr11" style:family="graphic" style:parent-style-name="standard">
      <style:graphic-properties draw:stroke="none" svg:stroke-width="0cm" draw:marker-start-width="0.35cm" draw:marker-end="Arrow" draw:marker-end-width="0.35cm" draw:fill="solid" draw:fill-color="#808080" draw:opacity="100%" dr3d:depth="1.158cm" dr3d:close-front="true" dr3d:close-back="true" dr3d:texture-generation-mode-x="parallel" dr3d:texture-generation-mode-y="parallel"/>
    </style:style>
    <style:style style:name="gr12" style:family="graphic" style:parent-style-name="standard">
      <style:graphic-properties draw:stroke="none" svg:stroke-width="0cm" draw:marker-start-width="0.35cm" draw:marker-end="Arrow" draw:marker-end-width="0.35cm" dr3d:depth="1.158cm" dr3d:close-front="true" dr3d:close-back="true" dr3d:texture-generation-mode-x="parallel" dr3d:texture-generation-mode-y="parallel"/>
    </style:style>
    <style:style style:name="gr13" style:family="graphic" style:parent-style-name="standard">
      <style:graphic-properties draw:stroke="none" svg:stroke-width="0cm" draw:marker-start-width="0.35cm" draw:marker-end="Arrow" draw:marker-end-width="0.35cm" draw:fill="solid" draw:fill-color="#808080" draw:opacity="100%" dr3d:depth="1.19cm" dr3d:close-front="true" dr3d:close-back="true" dr3d:texture-generation-mode-x="parallel" dr3d:texture-generation-mode-y="parallel"/>
    </style:style>
    <style:style style:name="gr14" style:family="graphic" style:parent-style-name="standard">
      <style:graphic-properties draw:stroke="none" svg:stroke-width="0cm" draw:marker-start-width="0.35cm" draw:marker-end="" draw:marker-end-width="0.35cm" draw:fill="solid" draw:fill-color="#000000" draw:opacity="100%" dr3d:depth="1.222cm" dr3d:close-front="true" dr3d:close-back="true" dr3d:texture-generation-mode-x="parallel" dr3d:texture-generation-mode-y="parallel"/>
    </style:style>
    <style:style style:name="gr15" style:family="graphic" style:parent-style-name="standard">
      <style:graphic-properties draw:stroke="none" svg:stroke-width="0cm" svg:stroke-color="#808080" draw:marker-start="" draw:marker-start-width="0.2cm" draw:marker-start-center="false" draw:marker-end="Arrow" draw:marker-end-width="0.2cm" draw:marker-end-center="false" svg:stroke-opacity="100%" draw:stroke-linejoin="round" svg:stroke-linecap="butt" draw:fill="solid" draw:fill-color="#ff9900" draw:secondary-fill-color="#cfe7f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6" style:family="graphic" style:parent-style-name="standard">
      <style:graphic-properties draw:stroke="none" svg:stroke-width="0cm" draw:marker-end="Arrow" draw:fill="solid" draw:fill-color="#ff9900" dr3d:vertical-segments="4" dr3d:close-front="true" dr3d:close-back="true"/>
    </style:style>
    <style:style style:name="gr17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stroke="dash" draw:stroke-dash="Fine_20_Dashed_20__28_var_29_" draw:fill="none" draw:textarea-vertical-align="middle"/>
    </style:style>
    <style:style style:name="gr19" style:family="graphic" style:parent-style-name="objectwithoutfill">
      <style:graphic-properties svg:stroke-width="0.1cm" svg:stroke-color="#66ff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3333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draw:stroke-dash="Fine_20_Dashed_20__28_var_29_" svg:stroke-color="#000000" draw:fill="none" draw:fill-color="#ffffff" fo:min-height="1cm"/>
    </style:style>
    <style:style style:name="gr22" style:family="graphic" style:parent-style-name="standard">
      <style:graphic-properties draw:stroke="solid" draw:stroke-dash="Fine_20_Dashed_20__28_var_29_"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9.022cm" svg:y1="10.979cm" svg:x2="9.022cm" svg:y2="7.979cm">
          <text:p/>
        </draw:line>
        <draw:rect draw:style-name="gr2" draw:text-style-name="P1" draw:layer="layout" svg:width="17.64cm" svg:height="5.969cm" draw:transform="skewX (0.789586953602086) translate (9.019cm 11cm)">
          <text:p/>
        </draw:rect>
        <draw:line draw:style-name="gr3" draw:text-style-name="P1" draw:layer="layout" svg:x1="9.022cm" svg:y1="10.979cm" svg:x2="12.022cm" svg:y2="10.979cm">
          <text:p/>
        </draw:line>
        <dr3d:scene draw:style-name="gr4" svg:width="9.711cm" svg:height="6.865cm" svg:x="14.1cm" svg:y="6.535cm" dr3d:transform="matrix (0.973240209225089 -0.226387620558179 0.0393972131693389 0.206429001252108 0.936670727960089 0.282904603753238 -0.100948316427574 -0.267201408380879 0.958338585662558 -12.9668121028537cm 12.9436859463127cm 1.56692802312911cm)" dr3d:vrp="(0 0 22114)" dr3d:vpn="(0 0 20860)" dr3d:projection="perspective" dr3d:distance="1.25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" draw:layer="layout" dr3d:transform="matrix (1 0 0 0 0.855693376478953 -0.517483183736494 0 0.51748318373649 0.855693376478956 0cm -1.79450115875591cm -5.01350898136967cm)" svg:viewBox="14465 -11135 2070 2070" svg:d="m16465-9065 35-35 35-35-2000-2000-35 35-35 35z"/>
          <dr3d:extrude draw:style-name="gr5" draw:layer="layout" dr3d:transform="matrix (1 0 0 0 0.855693376478953 -0.517483183736494 0 0.51748318373649 0.855693376478956 0cm -1.79452363326493cm -5.0135020173511cm)" svg:viewBox="14300 -10050 2828 100" svg:d="m17128-9950v-50-50h-2828v50 50z"/>
          <dr3d:extrude draw:style-name="gr6" draw:layer="layout" dr3d:transform="matrix (1 0 0 0 0.855693376478953 -0.517483183736494 0 0.51748318373649 0.855693376478956 0cm -1.79452363326493cm -5.0135020173511cm)" svg:viewBox="11900 -10100 2700 400" svg:d="m13250-10100-180 2-170 4-164 9-161 12-151 15-130 16-114 20-99 22-44 12-37 12-31 12-25 12-11 6-9 7-7 6-6 6-5 7-2 3-1 3-1 4-1 3-1 4v3 3l1 4 1 3 1 4 1 3 2 3 5 7 6 6 7 6 9 7 11 6 25 12 31 12 37 12 44 12 99 22 114 20 130 16 151 15 161 12 164 9 170 4 180 2 180-2 170-4 164-9 161-12 151-15 130-16 114-20 99-22 44-12 37-12 31-12 25-12 11-6 9-7 7-6 6-6 5-7 2-3 1-3 1-4 1-3 1-4v-3-3l-1-4-1-3-1-4-1-3-2-3-5-7-6-6-7-6-9-7-11-6-25-12-31-12-37-12-44-12-99-22-114-20-130-16-151-15-161-12-164-9-170-4z"/>
          <dr3d:extrude draw:style-name="gr7" draw:layer="layout" dr3d:transform="matrix (1 0 0 0 0.855693376478953 -0.517483183736494 0 0.51748318373649 0.855693376478956 0cm -1.79452363326493cm -5.0135020173511cm)" svg:viewBox="11850 -10150 2800 500" svg:d="m13250-10150v0l-180 2h-1l-170 5h-2l-163 8h-1l-162 12h-1l-150 15h-2l-131 17h-2l-113 19-3 1-99 22-2 1-44 12h-2l-37 12-3 1-31 12-1 1h-1-1l-1 1-25 12-3 2h-1l-10 6-3 2-9 7h-1l-1 1-1 1h-1l-7 7-1 1h-1l-1 1-1 1-6 7-2 1-1 1-1 2-1 1-4 6-1 1-1 2-1 1v1h-1l-1 4-1 1v0l-1 1v1l-2 4v1l-1 1v1l-1 1-1 3v1 1l-1 2v1l-1 3v1 2l-1 1v1 3 2l-1 1v1 1 4 2 2 4 1 1l1 1v2 3 1l1 1v2 1l1 3v1l1 2v1 1l1 3 1 1v1l1 1v1l2 4v1l1 1v0l1 1 1 4h1v1l1 1 1 2 1 1 4 6 1 1 1 2 1 1 2 1 6 7 1 1 1 1h1l1 1 7 7h1l1 1 1 1h1l9 7 3 2 10 6h1l3 2 25 12 1 1h1 1l1 1 31 12 3 1 37 12h2l44 12 2 1 99 22 3 1 113 19h2l131 17h2l150 15h1l162 12h1l163 8h2l170 5h1l180 2v0 0l180-2h1l170-5h2l163-8h1l162-12h1l150-15h2l131-17h2l113-19 3-1 99-22 2-1 44-12h2l37-12 3-1 31-12 1-1h1 1l1-1 25-12 3-2h1l10-6 3-2 9-7h1l1-1 1-1h1l7-7 1-1h1l1-1 1-1 6-7 2-1 1-1 1-2 1-1 4-6 1-1 1-2 1-1v-1h1l1-4 1-1v0l1-1v-1l2-4v-1l1-1v-1l1-1 1-3v-1-1l1-2v-1l1-3v-1-2l1-1v-1-3-2l1-1v-1-1-4-2-2-4-1-1l-1-1v-2-3-1l-1-1v-2-1l-1-3v-1l-1-2v-1-1l-1-3-1-1v-1l-1-1v-1l-2-4v-1l-1-1v0l-1-1-1-4h-1v-1l-1-1-1-2-1-1-4-6-1-1-1-2-1-1-2-1-6-7-1-1-1-1h-1l-1-1-7-7h-1l-1-1-1-1h-1l-9-7-3-2-10-6h-1l-3-2-25-12-1-1h-1-1l-1-1-31-12-3-1-37-12h-2l-44-12-2-1-99-22-3-1-113-19h-2l-131-17h-2l-150-15h-1l-162-12h-1l-163-8h-2l-170-5h-1zm-1469 244 7-4 21-10 28-11 35-11 41-11 97-22 111-19 129-17 149-14 160-12 163-9 169-4 179-2 179 2 169 4 163 9 160 12 149 14 129 17 111 19 97 22 41 11 35 11 28 11 21 10 7 4 6 4-6 4-7 4-21 10-28 11-35 11-41 11-97 22-111 19-129 17-149 14-160 12-163 9-169 4-179 2-179-2-169-4-163-9-160-12-149-14-129-17-111-19-97-22-41-11-35-11-28-11-21-10-7-4-6-4z"/>
          <dr3d:extrude draw:style-name="gr8" draw:layer="layout" dr3d:transform="matrix (1 0 0 0 0.855693376478953 -0.517483183736494 0 0.51748318373649 0.855693376478956 0cm -1.79452363326493cm -5.0135020173511cm)" svg:viewBox="16500 -10100 2700 400" svg:d="m17850-10100-180 2-170 4-164 9-161 12-151 15-130 16-114 20-99 22-44 12-37 12-31 12-25 12-11 6-9 7-7 6-6 6-5 7-2 3-1 3-1 4-1 3-1 4v3 3l1 4 1 3 1 4 1 3 2 3 5 7 6 6 7 6 9 7 11 6 25 12 31 12 37 12 44 12 99 22 114 20 130 16 151 15 161 12 164 9 170 4 180 2 180-2 170-4 164-9 161-12 151-15 130-16 114-20 99-22 44-12 37-12 31-12 25-12 11-6 9-7 7-6 6-6 5-7 2-3 1-3 1-4 1-3 1-4v-3-3l-1-4-1-3-1-4-1-3-2-3-5-7-6-6-7-6-9-7-11-6-25-12-31-12-37-12-44-12-99-22-114-20-130-16-151-15-161-12-164-9-170-4z"/>
          <dr3d:extrude draw:style-name="gr9" draw:layer="layout" dr3d:transform="matrix (1 0 0 0 0.855693376478953 -0.517483183736494 0 0.51748318373649 0.855693376478956 0cm -1.79452363326493cm -5.0135020173511cm)" svg:viewBox="16450 -10150 2800 500" svg:d="m17850-10150v0l-180 2h-1l-170 5h-2l-163 8h-1l-162 12h-1l-150 15h-2l-131 17h-2l-113 19-3 1-99 22-2 1-44 12h-2l-37 12-3 1-31 12-1 1h-1-1l-1 1-25 12-3 2h-1l-10 6-3 2-9 7h-1l-1 1-1 1h-1l-7 7-1 1h-1l-1 1-1 1-6 7-2 1-1 1-1 2-1 1-4 6-1 1-1 2-1 1v1h-1l-1 4-1 1v0l-1 1v1l-2 4v1l-1 1v1l-1 1-1 3v1 1l-1 2v1l-1 3v1 2l-1 1v1 3 2l-1 1v1 1 4 2 2 4 1 1l1 1v2 3 1l1 1v2 1l1 3v1l1 2v1 1l1 3 1 1v1l1 1v1l2 4v1l1 1v0l1 1 1 4h1v1l1 1 1 2 1 1 4 6 1 1 1 2 1 1 2 1 6 7 1 1 1 1h1l1 1 7 7h1l1 1 1 1h1l9 7 3 2 10 6h1l3 2 25 12 1 1h1 1l1 1 31 12 3 1 37 12h2l44 12 2 1 99 22 3 1 113 19h2l131 17h2l150 15h1l162 12h1l163 8h2l170 5h1l180 2v0 0l180-2h1l170-5h2l163-8h1l162-12h1l150-15h2l131-17h2l113-19 3-1 99-22 2-1 44-12h2l37-12 3-1 31-12 1-1h1 1l1-1 25-12 3-2h1l10-6 3-2 9-7h1l1-1 1-1h1l7-7 1-1h1l1-1 1-1 6-7 2-1 1-1 1-2 1-1 4-6 1-1 1-2 1-1v-1h1l1-4 1-1v0l1-1v-1l2-4v-1l1-1v-1l1-1 1-3v-1-1l1-2v-1l1-3v-1-2l1-1v-1-3-2l1-1v-1-1-4-2-2-4-1-1l-1-1v-2-3-1l-1-1v-2-1l-1-3v-1l-1-2v-1-1l-1-3-1-1v-1l-1-1v-1l-2-4v-1l-1-1v0l-1-1-1-4h-1v-1l-1-1-1-2-1-1-4-6-1-1-1-2-1-1-2-1-6-7-1-1-1-1h-1l-1-1-7-7h-1l-1-1-1-1h-1l-9-7-3-2-10-6h-1l-3-2-25-12-1-1h-1-1l-1-1-31-12-3-1-37-12h-2l-44-12-2-1-99-22-3-1-113-19h-2l-131-17h-2l-150-15h-1l-162-12h-1l-163-8h-2l-170-5h-1zm-1469 244 7-4 21-10 28-11 35-11 41-11 97-22 111-19 129-17 149-14 160-12 163-9 169-4 179-2 179 2 169 4 163 9 160 12 149 14 129 17 111 19 97 22 41 11 35 11 28 11 21 10 7 4 6 4-6 4-7 4-21 10-28 11-35 11-41 11-97 22-111 19-129 17-149 14-160 12-163 9-169 4-179 2-179-2-169-4-163-9-160-12-149-14-129-17-111-19-97-22-41-11-35-11-28-11-21-10-7-4-6-4z"/>
          <dr3d:extrude draw:style-name="gr10" draw:layer="layout" dr3d:transform="matrix (1 0 0 0 0.855693376478953 -0.517483183736494 0 0.51748318373649 0.855693376478956 0cm -1.79452363326493cm -5.0135020173511cm)" svg:viewBox="13300 -11100 2700 400" svg:d="m14650-11100-180 2-170 4-164 9-161 12-151 15-130 16-114 20-99 22-44 12-37 12-31 12-25 12-11 6-9 7-7 6-6 6-5 7-2 3-1 3-1 4-1 3-1 4v3 3l1 4 1 3 1 4 1 3 2 3 5 7 6 6 7 6 9 7 11 6 25 12 31 12 37 12 44 12 99 22 114 20 130 16 151 15 161 12 164 9 170 4 180 2 180-2 170-4 164-9 161-12 151-15 130-16 114-20 99-22 44-12 37-12 31-12 25-12 11-6 9-7 7-6 6-6 5-7 2-3 1-3 1-4 1-3 1-4v-3-3l-1-4-1-3-1-4-1-3-2-3-5-7-6-6-7-6-9-7-11-6-25-12-31-12-37-12-44-12-99-22-114-20-130-16-151-15-161-12-164-9-170-4z"/>
          <dr3d:extrude draw:style-name="gr11" draw:layer="layout" dr3d:transform="matrix (1 0 0 0 0.855693376478953 -0.517483183736494 0 0.51748318373649 0.855693376478956 0cm -1.79452363326493cm -5.0135020173511cm)" svg:viewBox="13250 -11150 2800 500" svg:d="m14650-11150v0l-180 2h-1l-170 5h-2l-163 8h-1l-162 12h-1l-150 15h-2l-131 17h-2l-113 19-3 1-99 22-2 1-44 12h-2l-37 12-3 1-31 12-1 1h-1-1l-1 1-25 12-3 2h-1l-10 6-3 2-9 7h-1l-1 1-1 1h-1l-7 7-1 1h-1l-1 1-1 1-6 7-2 1-1 1-1 2-1 1-4 6-1 1-1 2-1 1v1h-1l-1 4-1 1v0l-1 1v1l-2 4v1l-1 1v1l-1 1-1 3v1 1l-1 2v1l-1 3v1 2l-1 1v1 3 2l-1 1v1 1 4 2 2 4 1 1l1 1v2 3 1l1 1v2 1l1 3v1l1 2v1 1l1 3 1 1v1l1 1v1l2 4v1l1 1v0l1 1 1 4h1v1l1 1 1 2 1 1 4 6 1 1 1 2 1 1 2 1 6 7 1 1 1 1h1l1 1 7 7h1l1 1 1 1h1l9 7 3 2 10 6h1l3 2 25 12 1 1h1 1l1 1 31 12 3 1 37 12h2l44 12 2 1 99 22 3 1 113 19h2l131 17h2l150 15h1l162 12h1l163 8h2l170 5h1l180 2v0 0l180-2h1l170-5h2l163-8h1l162-12h1l150-15h2l131-17h2l113-19 3-1 99-22 2-1 44-12h2l37-12 3-1 31-12 1-1h1 1l1-1 25-12 3-2h1l10-6 3-2 9-7h1l1-1 1-1h1l7-7 1-1h1l1-1 1-1 6-7 2-1 1-1 1-2 1-1 4-6 1-1 1-2 1-1v-1h1l1-4 1-1v0l1-1v-1l2-4v-1l1-1v-1l1-1 1-3v-1-1l1-2v-1l1-3v-1-2l1-1v-1-3-2l1-1v-1-1-4-2-2-4-1-1l-1-1v-2-3-1l-1-1v-2-1l-1-3v-1l-1-2v-1-1l-1-3-1-1v-1l-1-1v-1l-2-4v-1l-1-1v0l-1-1-1-4h-1v-1l-1-1-1-2-1-1-4-6-1-1-1-2-1-1-2-1-6-7-1-1-1-1h-1l-1-1-7-7h-1l-1-1-1-1h-1l-9-7-3-2-10-6h-1l-3-2-25-12-1-1h-1-1l-1-1-31-12-3-1-37-12h-2l-44-12-2-1-99-22-3-1-113-19h-2l-131-17h-2l-150-15h-1l-162-12h-1l-163-8h-2l-170-5h-1zm-1469 244 7-4 21-10 28-11 35-11 41-11 97-22 111-19 129-17 149-14 160-12 163-9 169-4 179-2 179 2 169 4 163 9 160 12 149 14 129 17 111 19 97 22 41 11 35 11 28 11 21 10 7 4 6 4-6 4-7 4-21 10-28 11-35 11-41 11-97 22-111 19-129 17-149 14-160 12-163 9-169 4-179 2-179-2-169-4-163-9-160-12-149-14-129-17-111-19-97-22-41-11-35-11-28-11-21-10-7-4-6-4z"/>
          <dr3d:extrude draw:style-name="gr12" draw:layer="layout" dr3d:transform="matrix (1 0 0 0 0.855693376478953 -0.517483183736494 0 0.51748318373649 0.855693376478956 0cm -1.79452363326493cm -5.0135020173511cm)" svg:viewBox="15200 -9300 2700 400" svg:d="m16550-9300-180 2-170 4-164 9-161 12-151 15-130 16-114 20-99 22-44 12-37 12-31 12-25 12-11 6-9 7-7 6-6 6-5 7-2 3-1 3-1 4-1 3-1 4v3 3l1 4 1 3 1 4 1 3 2 3 5 7 6 6 7 6 9 7 11 6 25 12 31 12 37 12 44 12 99 22 114 20 130 16 151 15 161 12 164 9 170 4 180 2 180-2 170-4 164-9 161-12 151-15 130-16 114-20 99-22 44-12 37-12 31-12 25-12 11-6 9-7 7-6 6-6 5-7 2-3 1-3 1-4 1-3 1-4v-3-3l-1-4-1-3-1-4-1-3-2-3-5-7-6-6-7-6-9-7-11-6-25-12-31-12-37-12-44-12-99-22-114-20-130-16-151-15-161-12-164-9-170-4z"/>
          <dr3d:extrude draw:style-name="gr13" draw:layer="layout" dr3d:transform="matrix (1 0 0 0 0.855693376478953 -0.517483183736494 0 0.51748318373649 0.855693376478956 0cm -1.79452363326493cm -5.0135020173511cm)" svg:viewBox="15150 -9350 2800 500" svg:d="m16550-9350v0l-180 2h-1l-170 5h-2l-163 8h-1l-162 12h-1l-150 15h-2l-131 17h-2l-113 19-3 1-99 22-2 1-44 12h-2l-37 12-3 1-31 12-1 1h-1-1l-1 1-25 12-3 2h-1l-10 6-3 2-9 7h-1l-1 1-1 1h-1l-7 7-1 1h-1l-1 1-1 1-6 7-2 1-1 1-1 2-1 1-4 6-1 1-1 2-1 1v1h-1l-1 4-1 1v0l-1 1v1l-2 4v1l-1 1v1l-1 1-1 3v1 1l-1 2v1l-1 3v1 2l-1 1v1 3 2l-1 1v1 1 4 2 2 4 1 1l1 1v2 3 1l1 1v2 1l1 3v1l1 2v1 1l1 3 1 1v1l1 1v1l2 4v1l1 1v0l1 1 1 4h1v1l1 1 1 2 1 1 4 6 1 1 1 2 1 1 2 1 6 7 1 1 1 1h1l1 1 7 7h1l1 1 1 1h1l9 7 3 2 10 6h1l3 2 25 12 1 1h1 1l1 1 31 12 3 1 37 12h2l44 12 2 1 99 22 3 1 113 19h2l131 17h2l150 15h1l162 12h1l163 8h2l170 5h1l180 2v0 0l180-2h1l170-5h2l163-8h1l162-12h1l150-15h2l131-17h2l113-19 3-1 99-22 2-1 44-12h2l37-12 3-1 31-12 1-1h1 1l1-1 25-12 3-2h1l10-6 3-2 9-7h1l1-1 1-1h1l7-7 1-1h1l1-1 1-1 6-7 2-1 1-1 1-2 1-1 4-6 1-1 1-2 1-1v-1h1l1-4 1-1v0l1-1v-1l2-4v-1l1-1v-1l1-1 1-3v-1-1l1-2v-1l1-3v-1-2l1-1v-1-3-2l1-1v-1-1-4-2-2-4-1-1l-1-1v-2-3-1l-1-1v-2-1l-1-3v-1l-1-2v-1-1l-1-3-1-1v-1l-1-1v-1l-2-4v-1l-1-1v0l-1-1-1-4h-1v-1l-1-1-1-2-1-1-4-6-1-1-1-2-1-1-2-1-6-7-1-1-1-1h-1l-1-1-7-7h-1l-1-1-1-1h-1l-9-7-3-2-10-6h-1l-3-2-25-12-1-1h-1-1l-1-1-31-12-3-1-37-12h-2l-44-12-2-1-99-22-3-1-113-19h-2l-131-17h-2l-150-15h-1l-162-12h-1l-163-8h-2l-170-5h-1zm-1469 244 7-4 21-10 28-11 35-11 41-11 97-22 111-19 129-17 149-14 160-12 163-9 169-4 179-2 179 2 169 4 163 9 160 12 149 14 129 17 111 19 97 22 41 11 35 11 28 11 21 10 7 4 6 4-6 4-7 4-21 10-28 11-35 11-41 11-97 22-111 19-129 17-149 14-160 12-163 9-169 4-179 2-179-2-169-4-163-9-160-12-149-14-129-17-111-19-97-22-41-11-35-11-28-11-21-10-7-4-6-4z"/>
          <dr3d:extrude draw:style-name="gr14" draw:layer="layout" dr3d:transform="matrix (1 0 0 0 0.855693376478953 -0.517483183736494 0 0.51748318373649 0.855693376478956 0cm -1.79452363326493cm -5.0135020173511cm)" svg:viewBox="15550 -10000 100 1000" svg:d="m15650-10000h-50-50v1000h50 50z"/>
        </dr3d:scene>
        <dr3d:scene draw:style-name="gr15" svg:width="1.268cm" svg:height="1.196cm" svg:x="18.832cm" svg:y="7.704cm" dr3d:transform="matrix (0.812554415586684 0.107883954829248 -0.572814432430768 0.199358528152248 0.872019643121974 0.447032346997837 0.547733054474122 -0.477433549616934 0.687055825051082 2.93930602241424cm 12.250165539843cm 6.68312381053141cm)" dr3d:vrp="(0 0 10031.4285714286)" dr3d:vpn="(0 0 7431.42857142857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6" draw:layer="layout" svg:viewBox="0 -15200 1300 2300" svg:d="m0-15200v2300h1300v-2300z"/>
        </dr3d:scene>
        <draw:line draw:style-name="gr17" draw:text-style-name="P1" draw:layer="layout" svg:x1="9.021cm" svg:y1="10.979cm" svg:x2="6.9cm" svg:y2="13.1cm">
          <text:p/>
        </draw:line>
        <draw:line draw:style-name="gr18" draw:text-style-name="P1" draw:layer="layout" svg:x1="19cm" svg:y1="11.4cm" svg:x2="19cm" svg:y2="14.1cm">
          <text:p/>
        </draw:line>
        <draw:line draw:style-name="gr17" draw:text-style-name="P1" draw:layer="layout" svg:x1="18.978cm" svg:y1="9.722cm" svg:x2="18cm" svg:y2="10.4cm">
          <text:p/>
        </draw:line>
        <draw:line draw:style-name="gr19" draw:text-style-name="P1" draw:layer="layout" svg:x1="19cm" svg:y1="9.7cm" svg:x2="20.3cm" svg:y2="10.1cm">
          <text:p/>
        </draw:line>
        <draw:line draw:style-name="gr20" draw:text-style-name="P1" draw:layer="layout" svg:x1="19cm" svg:y1="9.7cm" svg:x2="19.2cm" svg:y2="8.7cm">
          <text:p/>
        </draw:line>
        <draw:g>
          <draw:line draw:style-name="gr1" draw:text-style-name="P1" draw:layer="layout" svg:x1="18.988cm" svg:y1="14.312cm" svg:x2="18.988cm" svg:y2="11.9cm">
            <text:p/>
          </draw:line>
          <draw:line draw:style-name="gr3" draw:text-style-name="P1" draw:layer="layout" svg:x1="18.988cm" svg:y1="14.312cm" svg:x2="21.4cm" svg:y2="14.312cm">
            <text:p/>
          </draw:line>
          <draw:line draw:style-name="gr17" draw:text-style-name="P1" draw:layer="layout" svg:x1="19.005cm" svg:y1="14.295cm" svg:x2="17.3cm" svg:y2="16cm">
            <text:p/>
          </draw:line>
        </draw:g>
        <draw:line draw:style-name="gr18" draw:text-style-name="P1" draw:layer="layout" svg:x1="9cm" svg:y1="11cm" svg:x2="19cm" svg:y2="14.3cm">
          <text:p/>
        </draw:line>
        <draw:frame draw:style-name="gr21" draw:layer="layout" svg:width="3.3cm" svg:height="1.25cm" svg:x="25.7cm" svg:y="14cm">
          <draw:text-box>
            <text:p>x-Achse</text:p>
          </draw:text-box>
        </draw:frame>
        <draw:frame draw:style-name="gr21" draw:layer="layout" svg:width="3.3cm" svg:height="1.25cm" svg:x="25.7cm" svg:y="15cm">
          <draw:text-box>
            <text:p>y-Achse</text:p>
          </draw:text-box>
        </draw:frame>
        <draw:frame draw:style-name="gr21" draw:layer="layout" svg:width="3.3cm" svg:height="1.25cm" svg:x="25.7cm" svg:y="15.95cm">
          <draw:text-box>
            <text:p>z-Achse</text:p>
          </draw:text-box>
        </draw:frame>
        <draw:line draw:style-name="gr17" draw:text-style-name="P1" draw:layer="layout" svg:x1="25.378cm" svg:y1="14.1cm" svg:x2="24.6cm" svg:y2="14.878cm">
          <text:p/>
        </draw:line>
        <draw:line draw:style-name="gr19" draw:text-style-name="P1" draw:layer="layout" svg:x1="24.6cm" svg:y1="15.5cm" svg:x2="25.7cm" svg:y2="15.5cm">
          <text:p/>
        </draw:line>
        <draw:line draw:style-name="gr20" draw:text-style-name="P1" draw:layer="layout" svg:x1="25cm" svg:y1="17cm" svg:x2="25cm" svg:y2="15.9cm">
          <text:p/>
        </draw:line>
        <draw:rect draw:style-name="gr22" draw:text-style-name="P1" draw:layer="layout" svg:width="4.7cm" svg:height="3.5cm" svg:x="24.1cm" svg:y="13.8cm">
          <text:p/>
        </draw:rect>
        <draw:frame draw:style-name="gr21" draw:layer="layout" svg:width="2.9cm" svg:height="1.25cm" svg:x="6.3cm" svg:y="10.15cm">
          <draw:text-box>
            <text:p>n-frame</text:p>
          </draw:text-box>
        </draw:frame>
        <draw:frame draw:style-name="gr21" draw:layer="layout" svg:width="2.9cm" svg:height="1.25cm" svg:x="18.7cm" svg:y="14.25cm">
          <draw:text-box>
            <text:p>o-frame</text:p>
          </draw:text-box>
        </draw:frame>
        <draw:frame draw:style-name="gr21" draw:layer="layout" svg:width="2.9cm" svg:height="1.25cm" svg:x="21.9cm" svg:y="9.2cm">
          <draw:text-box>
            <text:p>b-frame</text:p>
          </draw:text-box>
        </draw:frame>
        <draw:frame draw:style-name="gr21" draw:layer="layout" svg:width="2.9cm" svg:height="1.25cm" svg:x="19.8cm" svg:y="7.25cm">
          <draw:text-box>
            <text:p>l-frame</text:p>
          </draw:text-box>
        </draw:frame>
        <draw:line draw:style-name="gr19" draw:text-style-name="P1" draw:layer="layout" svg:x1="19.675cm" svg:y1="8.384cm" svg:x2="20.975cm" svg:y2="8.784cm">
          <text:p/>
        </draw:line>
        <draw:line draw:style-name="gr17" draw:text-style-name="P1" draw:layer="layout" svg:x1="19.203cm" svg:y1="8.297cm" svg:x2="18.225cm" svg:y2="8.975cm">
          <text:p/>
        </draw:line>
        <draw:line draw:style-name="gr20" draw:text-style-name="P1" draw:layer="layout" svg:x1="19.468cm" svg:y1="7.725cm" svg:x2="19.668cm" svg:y2="6.725cm">
          <text:p/>
        </draw:line>
        <draw:line draw:style-name="gr18" draw:text-style-name="P1" draw:layer="layout" svg:x1="19cm" svg:y1="10cm" svg:x2="19cm" svg:y2="10.7cm">
          <text:p/>
        </draw:line>
      </draw:page>
      <draw:page draw:name="page2" draw:style-name="dp1" draw:master-page-name="Standard">
        <draw:line draw:style-name="gr1" draw:text-style-name="P1" draw:layer="layout" svg:x1="9.022cm" svg:y1="10.979cm" svg:x2="9.022cm" svg:y2="7.979cm">
          <text:p/>
        </draw:line>
        <draw:rect draw:style-name="gr2" draw:text-style-name="P1" draw:layer="layout" svg:width="17.64cm" svg:height="5.969cm" draw:transform="skewX (0.789586953602086) translate (9.019cm 11cm)">
          <text:p/>
        </draw:rect>
        <draw:line draw:style-name="gr3" draw:text-style-name="P1" draw:layer="layout" svg:x1="9.022cm" svg:y1="10.979cm" svg:x2="12.022cm" svg:y2="10.979cm">
          <text:p/>
        </draw:line>
        <draw:line draw:style-name="gr17" draw:text-style-name="P1" draw:layer="layout" svg:x1="9.021cm" svg:y1="10.979cm" svg:x2="6.9cm" svg:y2="13.1cm">
          <text:p/>
        </draw:line>
        <draw:g>
          <draw:line draw:style-name="gr1" draw:text-style-name="P1" draw:layer="layout" svg:x1="18.988cm" svg:y1="14.312cm" svg:x2="18.988cm" svg:y2="11.9cm">
            <text:p/>
          </draw:line>
          <draw:line draw:style-name="gr3" draw:text-style-name="P1" draw:layer="layout" svg:x1="18.988cm" svg:y1="14.312cm" svg:x2="21.4cm" svg:y2="14.312cm">
            <text:p/>
          </draw:line>
          <draw:line draw:style-name="gr17" draw:text-style-name="P1" draw:layer="layout" svg:x1="19.005cm" svg:y1="14.295cm" svg:x2="17.3cm" svg:y2="16cm">
            <text:p/>
          </draw:line>
        </draw:g>
        <draw:line draw:style-name="gr18" draw:text-style-name="P1" draw:layer="layout" svg:x1="9cm" svg:y1="11cm" svg:x2="19cm" svg:y2="14.3cm">
          <text:p/>
        </draw:line>
        <draw:frame draw:style-name="gr21" draw:layer="layout" svg:width="3.3cm" svg:height="1.25cm" svg:x="25.7cm" svg:y="14cm">
          <draw:text-box>
            <text:p>x-Achse</text:p>
          </draw:text-box>
        </draw:frame>
        <draw:frame draw:style-name="gr21" draw:layer="layout" svg:width="3.3cm" svg:height="1.25cm" svg:x="25.7cm" svg:y="15cm">
          <draw:text-box>
            <text:p>y-Achse</text:p>
          </draw:text-box>
        </draw:frame>
        <draw:frame draw:style-name="gr21" draw:layer="layout" svg:width="3.3cm" svg:height="1.25cm" svg:x="25.7cm" svg:y="15.95cm">
          <draw:text-box>
            <text:p>z-Achse</text:p>
          </draw:text-box>
        </draw:frame>
        <draw:line draw:style-name="gr17" draw:text-style-name="P1" draw:layer="layout" svg:x1="25.378cm" svg:y1="14.1cm" svg:x2="24.6cm" svg:y2="14.878cm">
          <text:p/>
        </draw:line>
        <draw:line draw:style-name="gr19" draw:text-style-name="P1" draw:layer="layout" svg:x1="24.6cm" svg:y1="15.5cm" svg:x2="25.7cm" svg:y2="15.5cm">
          <text:p/>
        </draw:line>
        <draw:line draw:style-name="gr20" draw:text-style-name="P1" draw:layer="layout" svg:x1="25cm" svg:y1="17cm" svg:x2="25cm" svg:y2="15.9cm">
          <text:p/>
        </draw:line>
        <draw:rect draw:style-name="gr22" draw:text-style-name="P1" draw:layer="layout" svg:width="4.7cm" svg:height="3.5cm" svg:x="24.1cm" svg:y="13.8cm">
          <text:p/>
        </draw:rect>
        <draw:frame draw:style-name="gr21" draw:layer="layout" svg:width="2.9cm" svg:height="1.25cm" svg:x="6.3cm" svg:y="10.15cm">
          <draw:text-box>
            <text:p>n-frame</text:p>
          </draw:text-box>
        </draw:frame>
        <draw:frame draw:style-name="gr21" draw:layer="layout" svg:width="2.9cm" svg:height="1.25cm" svg:x="18.7cm" svg:y="14.25cm">
          <draw:text-box>
            <text:p>o-frame</text:p>
          </draw:text-box>
        </draw:frame>
        <draw:frame draw:style-name="gr23" draw:text-style-name="P1" draw:layer="layout" svg:width="9.978cm" svg:height="6.037cm" draw:transform="skewX (-0.0644026493985786) rotate (0.159697626557451) translate (13.4cm 5.087cm)">
          <draw:image xlink:href="Pictures/10000000000001C9000001441A13E1BB.png" xlink:type="simple" xlink:show="embed" xlink:actuate="onLoad">
            <text:p/>
          </draw:image>
        </draw:frame>
        <draw:line draw:style-name="gr18" draw:text-style-name="P1" draw:layer="layout" svg:x1="19cm" svg:y1="8.7cm" svg:x2="19cm" svg:y2="12.3cm">
          <text:p/>
        </draw:line>
      </draw:page>
      <draw:page draw:name="page3" draw:style-name="dp1" draw:master-page-name="Standard">
        <dr3d:scene draw:style-name="gr4" svg:width="8.883cm" svg:height="4.267cm" svg:x="14.532cm" svg:y="7.771cm" dr3d:transform="matrix (1 0 0 0 0.955194331723729 0.295979371988756 0 -0.295979371988756 0.955194331723729 -15.55cm 9.6193320400933cm 2.31430855133322cm)" dr3d:vrp="(0 0 22114)" dr3d:vpn="(0 0 20860)" dr3d:projection="perspective" dr3d:distance="1.25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" draw:layer="layout" dr3d:transform="matrix (1 0 0 0 0.855693376478953 -0.517483183736494 0 0.51748318373649 0.855693376478956 0cm -1.79450115875591cm -5.01350898136967cm)" svg:viewBox="14465 -11135 2070 2070" svg:d="m16465-9065 35-35 35-35-2000-2000-35 35-35 35z"/>
          <dr3d:extrude draw:style-name="gr5" draw:layer="layout" dr3d:transform="matrix (1 0 0 0 0.855693376478953 -0.517483183736494 0 0.51748318373649 0.855693376478956 0cm -1.79452363326493cm -5.0135020173511cm)" svg:viewBox="14300 -10050 2828 100" svg:d="m17128-9950v-50-50h-2828v50 50z"/>
          <dr3d:extrude draw:style-name="gr6" draw:layer="layout" dr3d:transform="matrix (1 0 0 0 0.855693376478953 -0.517483183736494 0 0.51748318373649 0.855693376478956 0cm -1.79452363326493cm -5.0135020173511cm)" svg:viewBox="11900 -10100 2700 400" svg:d="m13250-10100-180 2-170 4-164 9-161 12-151 15-130 16-114 20-99 22-44 12-37 12-31 12-25 12-11 6-9 7-7 6-6 6-5 7-2 3-1 3-1 4-1 3-1 4v3 3l1 4 1 3 1 4 1 3 2 3 5 7 6 6 7 6 9 7 11 6 25 12 31 12 37 12 44 12 99 22 114 20 130 16 151 15 161 12 164 9 170 4 180 2 180-2 170-4 164-9 161-12 151-15 130-16 114-20 99-22 44-12 37-12 31-12 25-12 11-6 9-7 7-6 6-6 5-7 2-3 1-3 1-4 1-3 1-4v-3-3l-1-4-1-3-1-4-1-3-2-3-5-7-6-6-7-6-9-7-11-6-25-12-31-12-37-12-44-12-99-22-114-20-130-16-151-15-161-12-164-9-170-4z"/>
          <dr3d:extrude draw:style-name="gr7" draw:layer="layout" dr3d:transform="matrix (1 0 0 0 0.855693376478953 -0.517483183736494 0 0.51748318373649 0.855693376478956 0cm -1.79452363326493cm -5.0135020173511cm)" svg:viewBox="11850 -10150 2800 500" svg:d="m13250-10150v0l-180 2h-1l-170 5h-2l-163 8h-1l-162 12h-1l-150 15h-2l-131 17h-2l-113 19-3 1-99 22-2 1-44 12h-2l-37 12-3 1-31 12-1 1h-1-1l-1 1-25 12-3 2h-1l-10 6-3 2-9 7h-1l-1 1-1 1h-1l-7 7-1 1h-1l-1 1-1 1-6 7-2 1-1 1-1 2-1 1-4 6-1 1-1 2-1 1v1h-1l-1 4-1 1v0l-1 1v1l-2 4v1l-1 1v1l-1 1-1 3v1 1l-1 2v1l-1 3v1 2l-1 1v1 3 2l-1 1v1 1 4 2 2 4 1 1l1 1v2 3 1l1 1v2 1l1 3v1l1 2v1 1l1 3 1 1v1l1 1v1l2 4v1l1 1v0l1 1 1 4h1v1l1 1 1 2 1 1 4 6 1 1 1 2 1 1 2 1 6 7 1 1 1 1h1l1 1 7 7h1l1 1 1 1h1l9 7 3 2 10 6h1l3 2 25 12 1 1h1 1l1 1 31 12 3 1 37 12h2l44 12 2 1 99 22 3 1 113 19h2l131 17h2l150 15h1l162 12h1l163 8h2l170 5h1l180 2v0 0l180-2h1l170-5h2l163-8h1l162-12h1l150-15h2l131-17h2l113-19 3-1 99-22 2-1 44-12h2l37-12 3-1 31-12 1-1h1 1l1-1 25-12 3-2h1l10-6 3-2 9-7h1l1-1 1-1h1l7-7 1-1h1l1-1 1-1 6-7 2-1 1-1 1-2 1-1 4-6 1-1 1-2 1-1v-1h1l1-4 1-1v0l1-1v-1l2-4v-1l1-1v-1l1-1 1-3v-1-1l1-2v-1l1-3v-1-2l1-1v-1-3-2l1-1v-1-1-4-2-2-4-1-1l-1-1v-2-3-1l-1-1v-2-1l-1-3v-1l-1-2v-1-1l-1-3-1-1v-1l-1-1v-1l-2-4v-1l-1-1v0l-1-1-1-4h-1v-1l-1-1-1-2-1-1-4-6-1-1-1-2-1-1-2-1-6-7-1-1-1-1h-1l-1-1-7-7h-1l-1-1-1-1h-1l-9-7-3-2-10-6h-1l-3-2-25-12-1-1h-1-1l-1-1-31-12-3-1-37-12h-2l-44-12-2-1-99-22-3-1-113-19h-2l-131-17h-2l-150-15h-1l-162-12h-1l-163-8h-2l-170-5h-1zm-1469 244 7-4 21-10 28-11 35-11 41-11 97-22 111-19 129-17 149-14 160-12 163-9 169-4 179-2 179 2 169 4 163 9 160 12 149 14 129 17 111 19 97 22 41 11 35 11 28 11 21 10 7 4 6 4-6 4-7 4-21 10-28 11-35 11-41 11-97 22-111 19-129 17-149 14-160 12-163 9-169 4-179 2-179-2-169-4-163-9-160-12-149-14-129-17-111-19-97-22-41-11-35-11-28-11-21-10-7-4-6-4z"/>
          <dr3d:extrude draw:style-name="gr8" draw:layer="layout" dr3d:transform="matrix (1 0 0 0 0.855693376478953 -0.517483183736494 0 0.51748318373649 0.855693376478956 0cm -1.79452363326493cm -5.0135020173511cm)" svg:viewBox="16500 -10100 2700 400" svg:d="m17850-10100-180 2-170 4-164 9-161 12-151 15-130 16-114 20-99 22-44 12-37 12-31 12-25 12-11 6-9 7-7 6-6 6-5 7-2 3-1 3-1 4-1 3-1 4v3 3l1 4 1 3 1 4 1 3 2 3 5 7 6 6 7 6 9 7 11 6 25 12 31 12 37 12 44 12 99 22 114 20 130 16 151 15 161 12 164 9 170 4 180 2 180-2 170-4 164-9 161-12 151-15 130-16 114-20 99-22 44-12 37-12 31-12 25-12 11-6 9-7 7-6 6-6 5-7 2-3 1-3 1-4 1-3 1-4v-3-3l-1-4-1-3-1-4-1-3-2-3-5-7-6-6-7-6-9-7-11-6-25-12-31-12-37-12-44-12-99-22-114-20-130-16-151-15-161-12-164-9-170-4z"/>
          <dr3d:extrude draw:style-name="gr9" draw:layer="layout" dr3d:transform="matrix (1 0 0 0 0.855693376478953 -0.517483183736494 0 0.51748318373649 0.855693376478956 0cm -1.79452363326493cm -5.0135020173511cm)" svg:viewBox="16450 -10150 2800 500" svg:d="m17850-10150v0l-180 2h-1l-170 5h-2l-163 8h-1l-162 12h-1l-150 15h-2l-131 17h-2l-113 19-3 1-99 22-2 1-44 12h-2l-37 12-3 1-31 12-1 1h-1-1l-1 1-25 12-3 2h-1l-10 6-3 2-9 7h-1l-1 1-1 1h-1l-7 7-1 1h-1l-1 1-1 1-6 7-2 1-1 1-1 2-1 1-4 6-1 1-1 2-1 1v1h-1l-1 4-1 1v0l-1 1v1l-2 4v1l-1 1v1l-1 1-1 3v1 1l-1 2v1l-1 3v1 2l-1 1v1 3 2l-1 1v1 1 4 2 2 4 1 1l1 1v2 3 1l1 1v2 1l1 3v1l1 2v1 1l1 3 1 1v1l1 1v1l2 4v1l1 1v0l1 1 1 4h1v1l1 1 1 2 1 1 4 6 1 1 1 2 1 1 2 1 6 7 1 1 1 1h1l1 1 7 7h1l1 1 1 1h1l9 7 3 2 10 6h1l3 2 25 12 1 1h1 1l1 1 31 12 3 1 37 12h2l44 12 2 1 99 22 3 1 113 19h2l131 17h2l150 15h1l162 12h1l163 8h2l170 5h1l180 2v0 0l180-2h1l170-5h2l163-8h1l162-12h1l150-15h2l131-17h2l113-19 3-1 99-22 2-1 44-12h2l37-12 3-1 31-12 1-1h1 1l1-1 25-12 3-2h1l10-6 3-2 9-7h1l1-1 1-1h1l7-7 1-1h1l1-1 1-1 6-7 2-1 1-1 1-2 1-1 4-6 1-1 1-2 1-1v-1h1l1-4 1-1v0l1-1v-1l2-4v-1l1-1v-1l1-1 1-3v-1-1l1-2v-1l1-3v-1-2l1-1v-1-3-2l1-1v-1-1-4-2-2-4-1-1l-1-1v-2-3-1l-1-1v-2-1l-1-3v-1l-1-2v-1-1l-1-3-1-1v-1l-1-1v-1l-2-4v-1l-1-1v0l-1-1-1-4h-1v-1l-1-1-1-2-1-1-4-6-1-1-1-2-1-1-2-1-6-7-1-1-1-1h-1l-1-1-7-7h-1l-1-1-1-1h-1l-9-7-3-2-10-6h-1l-3-2-25-12-1-1h-1-1l-1-1-31-12-3-1-37-12h-2l-44-12-2-1-99-22-3-1-113-19h-2l-131-17h-2l-150-15h-1l-162-12h-1l-163-8h-2l-170-5h-1zm-1469 244 7-4 21-10 28-11 35-11 41-11 97-22 111-19 129-17 149-14 160-12 163-9 169-4 179-2 179 2 169 4 163 9 160 12 149 14 129 17 111 19 97 22 41 11 35 11 28 11 21 10 7 4 6 4-6 4-7 4-21 10-28 11-35 11-41 11-97 22-111 19-129 17-149 14-160 12-163 9-169 4-179 2-179-2-169-4-163-9-160-12-149-14-129-17-111-19-97-22-41-11-35-11-28-11-21-10-7-4-6-4z"/>
          <dr3d:extrude draw:style-name="gr10" draw:layer="layout" dr3d:transform="matrix (1 0 0 0 0.855693376478953 -0.517483183736494 0 0.51748318373649 0.855693376478956 0cm -1.79452363326493cm -5.0135020173511cm)" svg:viewBox="13300 -11100 2700 400" svg:d="m14650-11100-180 2-170 4-164 9-161 12-151 15-130 16-114 20-99 22-44 12-37 12-31 12-25 12-11 6-9 7-7 6-6 6-5 7-2 3-1 3-1 4-1 3-1 4v3 3l1 4 1 3 1 4 1 3 2 3 5 7 6 6 7 6 9 7 11 6 25 12 31 12 37 12 44 12 99 22 114 20 130 16 151 15 161 12 164 9 170 4 180 2 180-2 170-4 164-9 161-12 151-15 130-16 114-20 99-22 44-12 37-12 31-12 25-12 11-6 9-7 7-6 6-6 5-7 2-3 1-3 1-4 1-3 1-4v-3-3l-1-4-1-3-1-4-1-3-2-3-5-7-6-6-7-6-9-7-11-6-25-12-31-12-37-12-44-12-99-22-114-20-130-16-151-15-161-12-164-9-170-4z"/>
          <dr3d:extrude draw:style-name="gr11" draw:layer="layout" dr3d:transform="matrix (1 0 0 0 0.855693376478953 -0.517483183736494 0 0.51748318373649 0.855693376478956 0cm -1.79452363326493cm -5.0135020173511cm)" svg:viewBox="13250 -11150 2800 500" svg:d="m14650-11150v0l-180 2h-1l-170 5h-2l-163 8h-1l-162 12h-1l-150 15h-2l-131 17h-2l-113 19-3 1-99 22-2 1-44 12h-2l-37 12-3 1-31 12-1 1h-1-1l-1 1-25 12-3 2h-1l-10 6-3 2-9 7h-1l-1 1-1 1h-1l-7 7-1 1h-1l-1 1-1 1-6 7-2 1-1 1-1 2-1 1-4 6-1 1-1 2-1 1v1h-1l-1 4-1 1v0l-1 1v1l-2 4v1l-1 1v1l-1 1-1 3v1 1l-1 2v1l-1 3v1 2l-1 1v1 3 2l-1 1v1 1 4 2 2 4 1 1l1 1v2 3 1l1 1v2 1l1 3v1l1 2v1 1l1 3 1 1v1l1 1v1l2 4v1l1 1v0l1 1 1 4h1v1l1 1 1 2 1 1 4 6 1 1 1 2 1 1 2 1 6 7 1 1 1 1h1l1 1 7 7h1l1 1 1 1h1l9 7 3 2 10 6h1l3 2 25 12 1 1h1 1l1 1 31 12 3 1 37 12h2l44 12 2 1 99 22 3 1 113 19h2l131 17h2l150 15h1l162 12h1l163 8h2l170 5h1l180 2v0 0l180-2h1l170-5h2l163-8h1l162-12h1l150-15h2l131-17h2l113-19 3-1 99-22 2-1 44-12h2l37-12 3-1 31-12 1-1h1 1l1-1 25-12 3-2h1l10-6 3-2 9-7h1l1-1 1-1h1l7-7 1-1h1l1-1 1-1 6-7 2-1 1-1 1-2 1-1 4-6 1-1 1-2 1-1v-1h1l1-4 1-1v0l1-1v-1l2-4v-1l1-1v-1l1-1 1-3v-1-1l1-2v-1l1-3v-1-2l1-1v-1-3-2l1-1v-1-1-4-2-2-4-1-1l-1-1v-2-3-1l-1-1v-2-1l-1-3v-1l-1-2v-1-1l-1-3-1-1v-1l-1-1v-1l-2-4v-1l-1-1v0l-1-1-1-4h-1v-1l-1-1-1-2-1-1-4-6-1-1-1-2-1-1-2-1-6-7-1-1-1-1h-1l-1-1-7-7h-1l-1-1-1-1h-1l-9-7-3-2-10-6h-1l-3-2-25-12-1-1h-1-1l-1-1-31-12-3-1-37-12h-2l-44-12-2-1-99-22-3-1-113-19h-2l-131-17h-2l-150-15h-1l-162-12h-1l-163-8h-2l-170-5h-1zm-1469 244 7-4 21-10 28-11 35-11 41-11 97-22 111-19 129-17 149-14 160-12 163-9 169-4 179-2 179 2 169 4 163 9 160 12 149 14 129 17 111 19 97 22 41 11 35 11 28 11 21 10 7 4 6 4-6 4-7 4-21 10-28 11-35 11-41 11-97 22-111 19-129 17-149 14-160 12-163 9-169 4-179 2-179-2-169-4-163-9-160-12-149-14-129-17-111-19-97-22-41-11-35-11-28-11-21-10-7-4-6-4z"/>
          <dr3d:extrude draw:style-name="gr12" draw:layer="layout" dr3d:transform="matrix (1 0 0 0 0.855693376478953 -0.517483183736494 0 0.51748318373649 0.855693376478956 0cm -1.79452363326493cm -5.0135020173511cm)" svg:viewBox="15200 -9300 2700 400" svg:d="m16550-9300-180 2-170 4-164 9-161 12-151 15-130 16-114 20-99 22-44 12-37 12-31 12-25 12-11 6-9 7-7 6-6 6-5 7-2 3-1 3-1 4-1 3-1 4v3 3l1 4 1 3 1 4 1 3 2 3 5 7 6 6 7 6 9 7 11 6 25 12 31 12 37 12 44 12 99 22 114 20 130 16 151 15 161 12 164 9 170 4 180 2 180-2 170-4 164-9 161-12 151-15 130-16 114-20 99-22 44-12 37-12 31-12 25-12 11-6 9-7 7-6 6-6 5-7 2-3 1-3 1-4 1-3 1-4v-3-3l-1-4-1-3-1-4-1-3-2-3-5-7-6-6-7-6-9-7-11-6-25-12-31-12-37-12-44-12-99-22-114-20-130-16-151-15-161-12-164-9-170-4z"/>
          <dr3d:extrude draw:style-name="gr13" draw:layer="layout" dr3d:transform="matrix (1 0 0 0 0.855693376478953 -0.517483183736494 0 0.51748318373649 0.855693376478956 0cm -1.79452363326493cm -5.0135020173511cm)" svg:viewBox="15150 -9350 2800 500" svg:d="m16550-9350v0l-180 2h-1l-170 5h-2l-163 8h-1l-162 12h-1l-150 15h-2l-131 17h-2l-113 19-3 1-99 22-2 1-44 12h-2l-37 12-3 1-31 12-1 1h-1-1l-1 1-25 12-3 2h-1l-10 6-3 2-9 7h-1l-1 1-1 1h-1l-7 7-1 1h-1l-1 1-1 1-6 7-2 1-1 1-1 2-1 1-4 6-1 1-1 2-1 1v1h-1l-1 4-1 1v0l-1 1v1l-2 4v1l-1 1v1l-1 1-1 3v1 1l-1 2v1l-1 3v1 2l-1 1v1 3 2l-1 1v1 1 4 2 2 4 1 1l1 1v2 3 1l1 1v2 1l1 3v1l1 2v1 1l1 3 1 1v1l1 1v1l2 4v1l1 1v0l1 1 1 4h1v1l1 1 1 2 1 1 4 6 1 1 1 2 1 1 2 1 6 7 1 1 1 1h1l1 1 7 7h1l1 1 1 1h1l9 7 3 2 10 6h1l3 2 25 12 1 1h1 1l1 1 31 12 3 1 37 12h2l44 12 2 1 99 22 3 1 113 19h2l131 17h2l150 15h1l162 12h1l163 8h2l170 5h1l180 2v0 0l180-2h1l170-5h2l163-8h1l162-12h1l150-15h2l131-17h2l113-19 3-1 99-22 2-1 44-12h2l37-12 3-1 31-12 1-1h1 1l1-1 25-12 3-2h1l10-6 3-2 9-7h1l1-1 1-1h1l7-7 1-1h1l1-1 1-1 6-7 2-1 1-1 1-2 1-1 4-6 1-1 1-2 1-1v-1h1l1-4 1-1v0l1-1v-1l2-4v-1l1-1v-1l1-1 1-3v-1-1l1-2v-1l1-3v-1-2l1-1v-1-3-2l1-1v-1-1-4-2-2-4-1-1l-1-1v-2-3-1l-1-1v-2-1l-1-3v-1l-1-2v-1-1l-1-3-1-1v-1l-1-1v-1l-2-4v-1l-1-1v0l-1-1-1-4h-1v-1l-1-1-1-2-1-1-4-6-1-1-1-2-1-1-2-1-6-7-1-1-1-1h-1l-1-1-7-7h-1l-1-1-1-1h-1l-9-7-3-2-10-6h-1l-3-2-25-12-1-1h-1-1l-1-1-31-12-3-1-37-12h-2l-44-12-2-1-99-22-3-1-113-19h-2l-131-17h-2l-150-15h-1l-162-12h-1l-163-8h-2l-170-5h-1zm-1469 244 7-4 21-10 28-11 35-11 41-11 97-22 111-19 129-17 149-14 160-12 163-9 169-4 179-2 179 2 169 4 163 9 160 12 149 14 129 17 111 19 97 22 41 11 35 11 28 11 21 10 7 4 6 4-6 4-7 4-21 10-28 11-35 11-41 11-97 22-111 19-129 17-149 14-160 12-163 9-169 4-179 2-179-2-169-4-163-9-160-12-149-14-129-17-111-19-97-22-41-11-35-11-28-11-21-10-7-4-6-4z"/>
          <dr3d:extrude draw:style-name="gr14" draw:layer="layout" dr3d:transform="matrix (1 0 0 0 0.855693376478953 -0.517483183736494 0 0.51748318373649 0.855693376478956 0cm -1.79452363326493cm -5.0135020173511cm)" svg:viewBox="15550 -10000 100 1000" svg:d="m15650-10000h-50-50v1000h50 50z"/>
        </dr3d:scene>
        <dr3d:scene draw:style-name="gr15" svg:width="0.9cm" svg:height="1.1cm" svg:x="18.6cm" svg:y="7.5cm" dr3d:transform="matrix (1 0 0 0 0.939692620785931 0.342020143325607 0 -0.342020143325607 0.939692620785931 0cm 13.2026813220423cm 4.80538301372478cm)" dr3d:vrp="(0 0 10031.4285714286)" dr3d:vpn="(0 0 7431.42857142857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6" draw:layer="layout" svg:viewBox="0 -15200 1300 2300" svg:d="m0-15200v2300h1300v-2300z"/>
        </dr3d:scene>
        <draw:line draw:style-name="gr19" draw:text-style-name="P1" draw:layer="layout" svg:x1="19.4cm" svg:y1="8cm" svg:x2="20.5cm" svg:y2="8cm">
          <text:p/>
        </draw:line>
        <draw:line draw:style-name="gr17" draw:text-style-name="P1" draw:layer="layout" svg:x1="18.8cm" svg:y1="8.122cm" svg:x2="18.022cm" svg:y2="8.9cm">
          <text:p/>
        </draw:line>
        <draw:line draw:style-name="gr20" draw:text-style-name="P1" draw:layer="layout" svg:x1="19cm" svg:y1="7.6cm" svg:x2="19cm" svg:y2="6.5cm">
          <text:p/>
        </draw:line>
        <draw:line draw:style-name="gr17" draw:text-style-name="P1" draw:layer="layout" svg:x1="19cm" svg:y1="9.722cm" svg:x2="18.222cm" svg:y2="10.5cm">
          <text:p/>
        </draw:line>
        <draw:line draw:style-name="gr19" draw:text-style-name="P1" draw:layer="layout" svg:x1="19cm" svg:y1="9.7cm" svg:x2="20.1cm" svg:y2="9.7cm">
          <text:p/>
        </draw:line>
        <draw:line draw:style-name="gr20" draw:text-style-name="P1" draw:layer="layout" svg:x1="19cm" svg:y1="9.8cm" svg:x2="19cm" svg:y2="8.7cm">
          <text:p/>
        </draw:line>
        <draw:frame draw:style-name="gr21" draw:layer="layout" svg:width="3.3cm" svg:height="1.25cm" svg:x="25.7cm" svg:y="14cm">
          <draw:text-box>
            <text:p>x-Achse</text:p>
          </draw:text-box>
        </draw:frame>
        <draw:frame draw:style-name="gr21" draw:layer="layout" svg:width="3.3cm" svg:height="1.25cm" svg:x="25.7cm" svg:y="15cm">
          <draw:text-box>
            <text:p>y-Achse</text:p>
          </draw:text-box>
        </draw:frame>
        <draw:frame draw:style-name="gr21" draw:layer="layout" svg:width="3.3cm" svg:height="1.25cm" svg:x="25.7cm" svg:y="15.95cm">
          <draw:text-box>
            <text:p>z-Achse</text:p>
          </draw:text-box>
        </draw:frame>
        <draw:line draw:style-name="gr17" draw:text-style-name="P1" draw:layer="layout" svg:x1="25.378cm" svg:y1="14.1cm" svg:x2="24.6cm" svg:y2="14.878cm">
          <text:p/>
        </draw:line>
        <draw:line draw:style-name="gr19" draw:text-style-name="P1" draw:layer="layout" svg:x1="24.6cm" svg:y1="15.5cm" svg:x2="25.7cm" svg:y2="15.5cm">
          <text:p/>
        </draw:line>
        <draw:line draw:style-name="gr20" draw:text-style-name="P1" draw:layer="layout" svg:x1="25cm" svg:y1="17cm" svg:x2="25cm" svg:y2="15.9cm">
          <text:p/>
        </draw:line>
        <draw:rect draw:style-name="gr22" draw:text-style-name="P1" draw:layer="layout" svg:width="4.7cm" svg:height="3.5cm" svg:x="24.1cm" svg:y="13.8cm">
          <text:p/>
        </draw:rect>
        <draw:frame draw:style-name="gr23" draw:text-style-name="P1" draw:layer="layout" svg:width="9.071cm" svg:height="6.615cm" draw:transform="skewX (-0.339117473662434) rotate (0.875108086949791) translate (1.098cm 8.635cm)">
          <draw:image xlink:href="Pictures/10000000000001C9000001441A13E1BB.png" xlink:type="simple" xlink:show="embed" xlink:actuate="onLoad">
            <text:p/>
          </draw:image>
        </draw:frame>
        <draw:frame draw:style-name="gr23" draw:text-style-name="P1" draw:layer="layout" svg:width="11.88cm" svg:height="6.744cm" draw:transform="skewX (-0.0443313630006476) rotate (0.268606171881877) translate (6.772cm 12.521cm)">
          <draw:image xlink:href="Pictures/10000000000001B70000011FD3E99D5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2T11:03:08.34</meta:creation-date>
    <dc:date>2014-12-15T22:53:07.45</dc:date>
    <meta:editing-duration>P1DT2H20M38S</meta:editing-duration>
    <meta:editing-cycles>9</meta:editing-cycles>
    <meta:generator>OpenOffice/4.0.0$Win32 OpenOffice.org_project/400m3$Build-9702</meta:generator>
    <meta:document-statistic meta:object-count="91"/>
  </office:meta>
</office:document-meta>
</file>